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3.72cm"/>
    </style:style>
    <style:style style:name="co5" style:family="table-column">
      <style:table-column-properties fo:break-before="auto" style:column-width="3.79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3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6" office:value-type="string">
            <text:p>Paikka</text:p>
          </table:table-cell>
          <table:table-cell table:style-name="ce6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29.07.1873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table:style-name="ce3" office:value-type="date" office:date-value="1878-01-03">
            <text:p>03.01.1878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303</text:p>
          </table:table-cell>
          <table:table-cell office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1.12.1828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11.02.185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>
            <text:p>A303</text:p>
          </table:table-cell>
          <table:table-cell office:value-type="string">
            <text:p>Johannes</text:p>
          </table:table-cell>
          <table:table-cell office:value-type="string">
            <text:p>Johansson</text:p>
          </table:table-cell>
          <table:table-cell table:style-name="ce3" office:value-type="date" office:date-value="1838-10-14">
            <text:p>14.10.1838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405</text:p>
          </table:table-cell>
          <table:table-cell office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>
            <text:p>A304</text:p>
          </table:table-cell>
          <table:table-cell office:value-type="string">
            <text:p>Catharina Wilhelmina</text:p>
          </table:table-cell>
          <table:table-cell office:value-type="string">
            <text:p>Andersdr</text:p>
          </table:table-cell>
          <table:table-cell table:style-name="ce3" office:value-type="date" office:date-value="1841-05-17">
            <text:p>17.05.1841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407</text:p>
          </table:table-cell>
          <table:table-cell office:value-type="string">
            <text:p>A408</text:p>
          </table:table-cell>
          <table:table-cell table:number-columns-repeated="1016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18.0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13.07.1792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4.01.1809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8.12.1815</text:p>
          </table:table-cell>
          <table:table-cell table:style-name="ce7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>
            <text:p>A405</text:p>
          </table:table-cell>
          <table:table-cell office:value-type="string">
            <text:p>Johannes</text:p>
          </table:table-cell>
          <table:table-cell office:value-type="string">
            <text:p>Eliasson</text:p>
          </table:table-cell>
          <table:table-cell table:style-name="ce3" office:value-type="date" office:date-value="1806-08-01">
            <text:p>01.08.1806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509</text:p>
          </table:table-cell>
          <table:table-cell office:value-type="string">
            <text:p>A510</text:p>
          </table:table-cell>
          <table:table-cell table:number-columns-repeated="1016"/>
        </table:table-row>
        <table:table-row table:style-name="ro4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</text:p>
          </table:table-cell>
          <table:table-cell table:style-name="ce3" office:value-type="date" office:date-value="1813-10-26">
            <text:p>26.10.1813</text:p>
          </table:table-cell>
          <table:table-cell table:style-name="ce7" office:value-type="string">
            <text:p>Tammela</text:p>
          </table:table-cell>
          <table:table-cell table:style-name="Default" office:value-type="string">
            <text:p>A511</text:p>
          </table:table-cell>
          <table:table-cell office:value-type="string">
            <text:p>A512</text:p>
          </table:table-cell>
          <table:table-cell table:number-columns-repeated="1016"/>
        </table:table-row>
        <table:table-row table:style-name="ro3">
          <table:table-cell office:value-type="string">
            <text:p>A407</text:p>
          </table:table-cell>
          <table:table-cell office:value-type="string">
            <text:p>Anders</text:p>
          </table:table-cell>
          <table:table-cell office:value-type="string">
            <text:p>Simonsdr</text:p>
          </table:table-cell>
          <table:table-cell table:style-name="ce3" office:value-type="date" office:date-value="1798-11-12">
            <text:p>12.11.1798</text:p>
          </table:table-cell>
          <table:table-cell office:value-type="string">
            <text:p>Jokioinen</text:p>
          </table:table-cell>
          <table:table-cell office:value-type="string">
            <text:p>A513</text:p>
          </table:table-cell>
          <table:table-cell office:value-type="string">
            <text:p>A514</text:p>
          </table:table-cell>
          <table:table-cell table:number-columns-repeated="1016"/>
        </table:table-row>
        <table:table-row table:style-name="ro3">
          <table:table-cell office:value-type="string">
            <text:p>A408</text:p>
          </table:table-cell>
          <table:table-cell office:value-type="string">
            <text:p>Hedvig</text:p>
          </table:table-cell>
          <table:table-cell office:value-type="string">
            <text:p>Mattsdr</text:p>
          </table:table-cell>
          <table:table-cell table:style-name="ce3" office:value-type="date" office:date-value="1793-12-15">
            <text:p>15.12.1793</text:p>
          </table:table-cell>
          <table:table-cell office:value-type="string">
            <text:p>Jokioinen</text:p>
          </table:table-cell>
          <table:table-cell office:value-type="string">
            <text:p>A515</text:p>
          </table:table-cell>
          <table:table-cell office:value-type="string">
            <text:p>A516</text:p>
          </table:table-cell>
          <table:table-cell table:number-columns-repeated="1016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3" office:value-type="date" office:date-value="1751-05-04">
            <text:p>03.05.1751</text:p>
          </table:table-cell>
          <table:table-cell table:style-name="ce9" office:value-type="string">
            <text:p>Jokioinen</text:p>
          </table:table-cell>
          <table:table-cell table:style-name="Default" office:value-type="string">
            <text:p>A601</text:p>
          </table:table-cell>
          <table:table-cell office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 <text:s/></text:p>
          </table:table-cell>
          <table:table-cell office:value-type="string">
            <text:p>Michelsdr</text:p>
          </table:table-cell>
          <table:table-cell table:style-name="ce3" office:value-type="date" office:date-value="1750-04-14">
            <text:p>13.04.1750</text:p>
          </table:table-cell>
          <table:table-cell table:style-name="ce9" office:value-type="string">
            <text:p>Forssa</text:p>
          </table:table-cell>
          <table:table-cell table:style-name="Default" office:value-type="string">
            <text:p>A603</text:p>
          </table:table-cell>
          <table:table-cell office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 table:style-name="ce3" office:value-type="date" office:date-value="1763-08-11">
            <text:p>10.08.176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5</text:p>
          </table:table-cell>
          <table:table-cell office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ansdr</text:p>
          </table:table-cell>
          <table:table-cell table:style-name="ce3" office:value-type="date" office:date-value="1773-11-30">
            <text:p>29.11.1773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7</text:p>
          </table:table-cell>
          <table:table-cell office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>
            <text:p>A505</text:p>
          </table:table-cell>
          <table:table-cell office:value-type="string">
            <text:p>David</text:p>
          </table:table-cell>
          <table:table-cell office:value-type="string">
            <text:p>Göransson</text:p>
          </table:table-cell>
          <table:table-cell table:style-name="ce4" office:value-type="float" office:value="1780">
            <text:p>1780</text:p>
          </table:table-cell>
          <table:table-cell table:style-name="ce7" office:value-type="string">
            <text:p>Humppila</text:p>
          </table:table-cell>
          <table:table-cell table:style-name="Default" office:value-type="string">
            <text:p>A609</text:p>
          </table:table-cell>
          <table:table-cell office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>
            <text:p>A506</text:p>
          </table:table-cell>
          <table:table-cell office:value-type="string">
            <text:p>Eva</text:p>
          </table:table-cell>
          <table:table-cell office:value-type="string">
            <text:p>Mårtensdr</text:p>
          </table:table-cell>
          <table:table-cell table:style-name="ce3" office:value-type="date" office:date-value="1782-12-20">
            <text:p>19.12.1782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611</text:p>
          </table:table-cell>
          <table:table-cell office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>
            <text:p>A507</text:p>
          </table:table-cell>
          <table:table-cell office:value-type="string">
            <text:p>Erik</text:p>
          </table:table-cell>
          <table:table-cell office:value-type="string">
            <text:p>Mattsson</text:p>
          </table:table-cell>
          <table:table-cell table:style-name="ce3" office:value-type="date" office:date-value="1769-11-28">
            <text:p>27.11.1769</text:p>
          </table:table-cell>
          <table:table-cell table:style-name="ce7"/>
          <table:table-cell table:style-name="Default" office:value-type="string">
            <text:p>A613</text:p>
          </table:table-cell>
          <table:table-cell office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>
            <text:p>A508</text:p>
          </table:table-cell>
          <table:table-cell office:value-type="string">
            <text:p>Ulrica</text:p>
          </table:table-cell>
          <table:table-cell office:value-type="string">
            <text:p>Josephsdr</text:p>
          </table:table-cell>
          <table:table-cell table:style-name="ce3" office:value-type="date" office:date-value="1781-12-21">
            <text:p>20.12.1781</text:p>
          </table:table-cell>
          <table:table-cell table:style-name="ce7" office:value-type="string">
            <text:p>Punkalaidun</text:p>
          </table:table-cell>
          <table:table-cell table:style-name="Default" office:value-type="string">
            <text:p>A615</text:p>
          </table:table-cell>
          <table:table-cell office:value-type="string">
            <text:p>A616</text:p>
          </table:table-cell>
          <table:table-cell table:number-columns-repeated="1016"/>
        </table:table-row>
        <table:table-row table:style-name="ro3">
          <table:table-cell office:value-type="string">
            <text:p>A6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3" office:value-type="date" office:date-value="1721-12-31">
            <text:p>30.12.1721</text:p>
          </table:table-cell>
          <table:table-cell office:value-type="string">
            <text:p>Jokioinen</text:p>
          </table:table-cell>
          <table:table-cell office:value-type="string">
            <text:p>A701</text:p>
          </table:table-cell>
          <table:table-cell office:value-type="string">
            <text:p>A702</text:p>
          </table:table-cell>
          <table:table-cell table:number-columns-repeated="1016"/>
        </table:table-row>
        <table:table-row table:style-name="ro3">
          <table:table-cell office:value-type="string">
            <text:p>A602</text:p>
          </table:table-cell>
          <table:table-cell office:value-type="string">
            <text:p>Maria <text:s/></text:p>
          </table:table-cell>
          <table:table-cell office:value-type="string">
            <text:p>Jacobsdr</text:p>
          </table:table-cell>
          <table:table-cell table:style-name="ce3" office:value-type="date" office:date-value="1735-06-05">
            <text:p>04.06.1735</text:p>
          </table:table-cell>
          <table:table-cell office:value-type="string">
            <text:p>Humppila</text:p>
          </table:table-cell>
          <table:table-cell office:value-type="string">
            <text:p>A703</text:p>
          </table:table-cell>
          <table:table-cell office:value-type="string">
            <text:p>A704</text:p>
          </table:table-cell>
          <table:table-cell table:number-columns-repeated="1016"/>
        </table:table-row>
        <table:table-row table:style-name="ro3" table:number-rows-repeated="2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uku.A1:Suku.H23">
          <table:sort>
            <table:sort-by table:field-number="0" table:data-type="automatic"/>
          </table:sort>
        </table:database-range>
        <table:database-range table:target-range-address="Suku.A2:Suku.G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19.01.2016</text:date>, <text:time>09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1-19T09:02:56.29</dc:date>
    <meta:editing-cycles>40</meta:editing-cycles>
    <meta:editing-duration>PT6H43M36S</meta:editing-duration>
    <meta:generator>OpenOffice/4.0.1$Win32 OpenOffice.org_project/401m5$Build-9714</meta:generator>
    <dc:creator>Pertti Kulmala</dc:creator>
    <meta:document-statistic meta:table-count="2" meta:cell-count="174" meta:object-count="0"/>
  </office:meta>
</office:document-meta>
</file>